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23-09-26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9-08-07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9-02-0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8-01-09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7-01-27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6-02-03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5-02-19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4-02-0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3-01-3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2-08-1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2-01-0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1-01-1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0-06-16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10-02-0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9-06-1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9-03-09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8-09-10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8-02-06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7-01-23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6-02-15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5-02-22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2002-08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1994-07-12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3000095002001</text:p>
          </table:table-cell>
          <table:table-cell office:value-type="string" calcext:value-type="string">
            <text:p>1985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